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5000001AFDB5D27F1767308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67cm" svg:height="15.201cm" svg:x="1.7cm" svg:y="1.399cm">
          <draw:image xlink:href="Pictures/10000201000001F5000001AFDB5D27F1767308E8.png" xlink:type="simple" xlink:show="embed" xlink:actuate="onLoad" loext:mime-type="image/png">
            <text:p/>
          </draw:image>
        </draw:frame>
        <draw:frame draw:style-name="gr2" draw:text-style-name="P2" draw:layer="layout" svg:width="6.602cm" svg:height="0.962cm" svg:x="1.8cm" svg:y="17.2cm">
          <draw:text-box>
            <text:p>Source: reference [2]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3T17:25:34.170451158</meta:creation-date>
    <dc:date>2025-08-25T17:47:12.963995224</dc:date>
    <meta:editing-duration>PT6M19S</meta:editing-duration>
    <meta:editing-cycles>3</meta:editing-cycles>
    <meta:generator>LibreOffice/6.4.7.2$Linux_X86_64 LibreOffice_project/40$Build-2</meta:generator>
    <meta:document-statistic meta:object-count="2"/>
  </office:meta>
</office:document-meta>
</file>